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textarea-horizontal-align="justify" draw:textarea-vertical-align="middle" draw:auto-grow-height="false" fo:min-height="2.0555in" fo:min-width="1.61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0571in" fo:min-width="1.5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1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8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e472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.7921in" svg:height="2.2295in" svg:x="-0.0909in" svg:y="1.129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svg:width="1.7713in" svg:height="2.2295in" svg:x="3.3673in" svg:y="1.1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2" draw:style-name="gr3" draw:text-style-name="P3" svg:width="0.3024in" svg:height="0.313in" svg:x="1.3465in" svg:y="1.2862in"><draw:text-box><text:p text:style-name="P2"><text:span text:style-name="T1">+</text:span></text:p></draw:text-box></draw:frame><draw:frame text:anchor-type="paragraph" draw:z-index="3" draw:name="Shape2" draw:style-name="gr3" draw:text-style-name="P4" svg:width="0.3024in" svg:height="0.313in" svg:x="3.4819in" svg:y="1.5882in"><draw:text-box><text:p><text:span text:style-name="T2">Rx</text:span></text:p></draw:text-box></draw:frame><draw:frame text:anchor-type="paragraph" draw:z-index="4" draw:name="Shape2" draw:style-name="gr3" draw:text-style-name="P4" svg:width="0.3024in" svg:height="0.313in" svg:x="3.4402in" svg:y="2.2028in"><draw:text-box><text:p><text:span text:style-name="T2">Tx</text:span></text:p></draw:text-box></draw:frame><draw:frame text:anchor-type="paragraph" draw:z-index="5" draw:name="Shape2" draw:style-name="gr3" draw:text-style-name="P4" svg:width="0.3024in" svg:height="0.313in" svg:x="1.2736in" svg:y="2.2236in"><draw:text-box><text:p><text:span text:style-name="T2">Tx</text:span></text:p></draw:text-box></draw:frame><draw:frame text:anchor-type="paragraph" draw:z-index="6" draw:name="Shape2" draw:style-name="gr4" draw:text-style-name="P4" svg:width="0.4276in" svg:height="0.3134in" svg:x="1.2008in" svg:y="2.6937in"><draw:text-box><text:p><text:span text:style-name="T2">Gnd</text:span></text:p></draw:text-box></draw:frame><draw:frame text:anchor-type="paragraph" draw:z-index="7" draw:name="Shape2" draw:style-name="gr4" draw:text-style-name="P4" svg:width="0.4276in" svg:height="0.3134in" svg:x="3.4402in" svg:y="2.6917in"><draw:text-box><text:p><text:span text:style-name="T2">Gnd</text:span></text:p></draw:text-box></draw:frame><draw:frame text:anchor-type="paragraph" draw:z-index="8" draw:name="Shape2" draw:style-name="gr3" draw:text-style-name="P4" svg:width="0.3024in" svg:height="0.313in" svg:x="1.3047in" svg:y="1.6508in"><draw:text-box><text:p><text:span text:style-name="T2">Rx</text:span></text:p></draw:text-box></draw:frame><draw:frame text:anchor-type="paragraph" draw:z-index="9" draw:name="Shape2" draw:style-name="gr3" draw:text-style-name="P3" svg:width="0.3024in" svg:height="0.313in" svg:x="3.4819in" svg:y="1.2756in"><draw:text-box><text:p text:style-name="P2"><text:span text:style-name="T1">+</text:span></text:p></draw:text-box></draw:frame><draw:frame text:anchor-type="paragraph" draw:z-index="10" draw:name="Shape3" draw:style-name="gr5" draw:text-style-name="P5" svg:width="0.5106in" svg:height="1.8441in" svg:x="0.2634in" svg:y="1.3484in"><draw:text-box><text:p><text:span text:style-name="T3"/></text:p><text:p><text:span text:style-name="T3"/></text:p><text:p><text:span text:style-name="T3">PC</text:span></text:p></draw:text-box></draw:frame><draw:frame text:anchor-type="paragraph" draw:z-index="11" draw:name="Shape4" draw:style-name="gr6" draw:text-style-name="P6" svg:width="0.6878in" svg:height="2.0567in" svg:x="4.2319in" svg:y="1.3484in"><draw:text-box><text:p><text:span text:style-name="T4">M </text:span></text:p><text:p><text:span text:style-name="T4">I</text:span></text:p><text:p><text:span text:style-name="T4">C</text:span></text:p><text:p><text:span text:style-name="T4">R</text:span></text:p><text:p><text:span text:style-name="T4">O</text:span></text:p><text:p><text:span text:style-name="T4">C</text:span></text:p><text:p><text:span text:style-name="T4">O</text:span></text:p><text:p><text:span text:style-name="T4">N</text:span></text:p><text:p><text:span text:style-name="T4">T</text:span></text:p><text:p><text:span text:style-name="T4">R</text:span></text:p><text:p><text:span text:style-name="T4">O</text:span></text:p><text:p><text:span text:style-name="T4">L</text:span></text:p><text:p><text:span text:style-name="T4">L</text:span></text:p><text:p><text:span text:style-name="T4">E</text:span></text:p><text:p><text:span text:style-name="T4">R</text:span></text:p><text:p><text:span text:style-name="T4"/></text:p></draw:text-box></draw:frame><draw:line text:anchor-type="paragraph" draw:z-index="12" draw:name="Shape5" draw:style-name="gr7" draw:text-style-name="P7" svg:x1="1.7839in" svg:y1="1.411in" svg:x2="3.263in" svg:y2="1.4213in"><text:p/></draw:line><draw:line text:anchor-type="paragraph" draw:z-index="13" draw:name="Shape6" draw:style-name="gr8" draw:text-style-name="P7" svg:x1="1.7945in" svg:y1="2.828in" svg:x2="3.2736in" svg:y2="2.8488in"><text:p/></draw:line><draw:line text:anchor-type="paragraph" draw:z-index="14" draw:name="Shape7" draw:style-name="gr9" draw:text-style-name="P7" svg:x1="1.7634in" svg:y1="2.3484in" svg:x2="3.3051in" svg:y2="1.7547in"><text:p/></draw:line><draw:line text:anchor-type="paragraph" draw:z-index="15" draw:name="Shape7" draw:style-name="gr10" draw:text-style-name="P7" svg:x1="1.7634in" svg:y1="1.8382in" svg:x2="3.3051in" svg:y2="2.348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3:41:31.412275152</meta:creation-date>
    <dc:date>2019-05-12T14:00:41.572911771</dc:date>
    <meta:editing-duration>PT8M5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